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182504" officeooo:paragraph-rsid="00182504"/>
    </style:style>
    <style:style style:name="P2" style:family="paragraph" style:parent-style-name="Standard">
      <style:text-properties fo:language="en" fo:country="US" officeooo:rsid="00182504" officeooo:paragraph-rsid="00182504"/>
    </style:style>
    <style:style style:name="P3" style:family="paragraph" style:parent-style-name="Standard">
      <style:text-properties fo:color="#000000" fo:language="en" fo:country="US" officeooo:rsid="00182504" officeooo:paragraph-rsid="00182504"/>
    </style:style>
    <style:style style:name="P4" style:family="paragraph" style:parent-style-name="Standard">
      <style:text-properties fo:language="bg" fo:country="BG" officeooo:rsid="0019b0c4" officeooo:paragraph-rsid="00182504"/>
    </style:style>
    <style:style style:name="P5" style:family="paragraph" style:parent-style-name="Standard">
      <style:text-properties fo:language="bg" fo:country="BG" officeooo:rsid="00182504" officeooo:paragraph-rsid="00182504"/>
    </style:style>
    <style:style style:name="P6" style:family="paragraph" style:parent-style-name="Standard">
      <style:text-properties fo:language="bg" fo:country="BG" officeooo:rsid="001a8290" officeooo:paragraph-rsid="001a829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d622"/>
    </style:style>
    <style:style style:name="T3" style:family="text">
      <style:text-properties officeooo:rsid="001a8290"/>
    </style:style>
    <style:style style:name="T4" style:family="text">
      <style:text-properties officeooo:rsid="001bd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t <text:span text:style-name="T3">Simple</text:span></text:p>
      <text:p text:style-name="P3"/>
      <text:p text:style-name="P1">Употреба:</text:p>
      <text:p text:style-name="P1"/>
      <text:p text:style-name="P1">1- За означаване на действие, <text:span text:style-name="T3">извършено в определен минал момент.</text:span></text:p>
      <text:p text:style-name="P6">Моментът може да е фиксиран с израз за време или да се подразбира от контекста.</text:p>
      <text:p text:style-name="P6"/>
      <text:p text:style-name="P6"><text:s text:c="4"/><text:span text:style-name="T1">I saw Annie yesterday. <text:s text:c="4"/>- <text:s text:c="4"/></text:span>Видях Ани вчера.</text:p>
      <text:p text:style-name="P6"><text:s text:c="4"/><text:span text:style-name="T1">I bought this dress in London. <text:s text:c="3"/>- <text:s text:c="3"/></text:span>Купих тази рокля в Лондон.</text:p>
      <text:p text:style-name="P6"/>
      <text:p text:style-name="P6">2 – За обозначаване на състояния, характерни за период, който вече е приключил.</text:p>
      <text:p text:style-name="P6"><text:s text:c="3"/></text:p>
      <text:p text:style-name="P6"><text:s text:c="4"/><text:span text:style-name="T1">I loved him a lot. <text:s text:c="5"/>- <text:s text:c="4"/></text:span>Обичах го много.</text:p>
      <text:p text:style-name="P6"><text:s text:c="4"/><text:span text:style-name="T1">We all enjoyed his company. <text:s text:c="4"/>- <text:s text:c="4"/></text:span>Всички харесвахме компанията му.</text:p>
      <text:p text:style-name="P6"><text:s text:c="4"/><text:span text:style-name="T1">She lived in London for three years. <text:s text:c="3"/>- <text:s text:c="3"/></text:span>Тя живя в Лондон три години.</text:p>
      <text:p text:style-name="P6"/>
      <text:p text:style-name="P6">3 – За обозначаване на обичайно минало действие или минал навик.</text:p>
      <text:p text:style-name="P6"/>
      <text:p text:style-name="P6"><text:s text:c="4"/><text:span text:style-name="T1">He smoked a lot. <text:s text:c="4"/>- <text:s text:c="4"/></text:span>Той пушеше много.</text:p>
      <text:p text:style-name="P6"><text:s text:c="4"/><text:span text:style-name="T1">He always asked stupid questions. <text:s text:c="3"/>- <text:s text:c="3"/></text:span>Той винаги задаваше глупави въпроси.</text:p>
      <text:p text:style-name="P6"/>
      <text:p text:style-name="P6"><text:s text:c="4"/>Използват се изразите <text:span text:style-name="T1">would, used to.</text:span></text:p>
      <text:p text:style-name="P6"><text:span text:style-name="T1"><text:s text:c="4"/>Used to – </text:span>може да се използва за действия и състояния.</text:p>
      <text:p text:style-name="P6"><text:s text:c="4"/><text:span text:style-name="T1">would – </text:span>се използва само за действия.</text:p>
      <text:p text:style-name="P6"/>
      <text:p text:style-name="P6"><text:s text:c="3"/><text:span text:style-name="T1">They would (used to) sit by </text:span><text:span text:style-name="T2">the fire and talk for hours. - <text:s/></text:span><text:span text:style-name="T4">Те стояха пред огъня и говореха с часове.</text:span></text:p>
      <text:p text:style-name="P6"><text:s text:c="4"/><text:span text:style-name="T2">I used to (would) visit my grandparents every weekend. <text:s/>- <text:s/></text:span><text:span text:style-name="T4">Аз посещавах баб и дядо всеки уикенд.</text:span></text:p>
      <text:p text:style-name="P6"><text:s text:c="4"/><text:span text:style-name="T2">I used to have a dog. <text:s text:c="3"/>- <text:s text:c="3"/></text:span><text:span text:style-name="T4">Имах куче(едно време)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3S</meta:editing-duration>
    <meta:editing-cycles>4</meta:editing-cycles>
    <meta:generator>LibreOffice/5.0.3.2$Windows_x86 LibreOffice_project/e5f16313668ac592c1bfb310f4390624e3dbfb75</meta:generator>
    <dc:date>2018-06-06T09:37:01.178000000</dc:date>
    <meta:document-statistic meta:table-count="0" meta:image-count="0" meta:object-count="0" meta:page-count="1" meta:paragraph-count="20" meta:word-count="192" meta:character-count="1163" meta:non-whitespace-character-count="872"/>
    <meta:user-defined meta:name="Info 1"/>
    <meta:user-defined meta:name="Info 2"/>
    <meta:user-defined meta:name="Info 3"/>
    <meta:user-defined meta:name="Info 4"/>
  </office:meta>
</office:document-meta>
</file>